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ijagramom razreda prikazujemo razrede u sustavu, njihove atribute i metode te veze između razreda koji se nasljeđuju ili međusobno komuniciraju. U nastavku slijede dijagrami čiji razredi imaju sličnu funkcionalnost i razinu apstrakcije.</text:p>
      <text:p text:style-name="Normal">EntityClassDiagram - prikazuje razrede koji pripadaju sloju Model. Svaki od razreda se preslikava u odgovarajuću tablicu u bazi.</text:p>
      <text:p text:style-name="Normal">RepositoryClassDiagram – prikazuje razrede koji pripadaju sloju Repository. Ovaj sloj komunicira sa bazom podataka i sa slojem Service.</text:p>
      <text:p text:style-name="Normal">ServiceClassDiagram – prikazuje razrede koji pripadaju sloju Service. Ovaj sloj komunicira sa slojem Repository i Controller.</text:p>
      <text:p text:style-name="Normal">ControllerClassDiagram – prikazuje razrede sloja Controller. Ovaj sloj komunicira sa slojem Service i s frontend dijelom aplikacije</text:p>
      <text:p text:style-name="Normal">EnumClassDiagram – prikazuje enumeracije koje koristi sloj Model.</text:p>
      <text:p text:style-name="Normal">ConfigClassDiagram – prikazuje razrede sloja Config. Ovaj sloj služi za sigurnosne potrebe i komuniciranje putem e-maila.</text:p>
      <text:p text:style-name="Normal">RequestClassDiagram – prikazuje razrede sloja Request. Ovaj sloj komunicira sa slojem Controller u svrhu validacije Post Request-a.</text:p>
      <text:p text:style-name="Normal">ResponseClassDiagram – prikazuje razrede sloja Response. Ovaj sloj komunicira sa slojem Controller u svrhu vraćanja Response poruke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hr" style:country-asian="H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Anton Vivoda</dc:creator>
    <meta:creation-date>2023-11-13T17:56:00Z</meta:creation-date>
    <dc:date>2023-11-13T18:36:00Z</dc:date>
    <meta:template xlink:href="Normal.dotm" xlink:type="simple"/>
    <meta:editing-cycles>2</meta:editing-cycles>
    <meta:editing-duration>PT2400S</meta:editing-duration>
    <meta:document-statistic meta:page-count="1" meta:paragraph-count="2" meta:word-count="181" meta:character-count="1214" meta:row-count="8" meta:non-whitespace-character-count="1035"/>
  </office:meta>
</office:document-meta>
</file>